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Replacements/Object 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8mm"/>
    </style:style>
    <style:style style:name="co2" style:family="table-column">
      <style:table-column-properties fo:break-before="auto" style:column-width="24.92mm"/>
    </style:style>
    <style:style style:name="co3" style:family="table-column">
      <style:table-column-properties fo:break-before="auto" style:column-width="20.23mm"/>
    </style:style>
    <style:style style:name="co4" style:family="table-column">
      <style:table-column-properties fo:break-before="auto" style:column-width="21.61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9.12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boolean-style style:name="N99">
      <number:boolean/>
    </number:boolean-style>
    <style:style style:name="ce1" style:family="table-cell" style:parent-style-name="Default">
      <style:table-cell-properties fo:border-bottom="0.06pt solid #000000" fo:border-left="0.06pt solid #000000" fo:border-right="none" fo:border-top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italic" style:font-weight-asian="bold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41"/>
    <style:style style:name="ce16" style:family="table-cell" style:parent-style-name="Default" style:data-style-name="N41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mm"/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rial" style:font-size-asian="11pt" style:language-asian="none" style:country-asian="none" style:font-style-asian="normal" style:font-weight-asian="normal" style:font-size-complex="11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2pt"/>
    </style:style>
  </office:automatic-styles>
  <office:body>
    <office:spreadsheet>
      <table:calculation-settings table:automatic-find-labels="false"/>
      <table:table table:name="Planilha1" table:style-name="ta1">
        <table:shapes>
          <draw:frame draw:z-index="0" draw:style-name="gr1" draw:text-style-name="P1" svg:width="159.99mm" svg:height="89.99mm" svg:x="24.5mm" svg:y="126.99mm">
            <loext:p draw:notify-on-update-of-ranges="Planilha1.B2:Planilha1.B10 Planilha1.C1:Planilha1.C1 Planilha1.C2:Planilha1.C10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59.99mm" svg:height="89.99mm" svg:x="213.36mm" svg:y="73.14mm">
            <loext:p draw:notify-on-update-of-ranges="Planilha1.H2:Planilha1.H10 Planilha1.I1:Planilha1.I1 Planilha1.I2:Planilha1.I10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2" draw:text-style-name="P1" svg:width="2mm" svg:height="4.7mm" svg:x="73.13mm" svg:y="109.43mm">
            <loext:p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3" draw:style-name="gr2" draw:text-style-name="P1" svg:width="1.46mm" svg:height="4.7mm" svg:x="81.97mm" svg:y="81.56mm">
            <loext:p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4" draw:style-name="gr2" draw:text-style-name="P1" svg:width="0.74mm" svg:height="12.93mm" svg:x="38.74mm" svg:y="43.64mm">
            <lo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5" draw:style-name="gr2" draw:text-style-name="P1" svg:width="0.75mm" svg:height="12.91mm" svg:x="126.82mm" svg:y="37.61mm">
            <lo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2" draw:text-style-name="P1" svg:width="0.73mm" svg:height="12.91mm" svg:x="214.92mm" svg:y="37.61mm">
            <loext:p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7" draw:style-name="gr2" draw:text-style-name="P1" svg:width="1.91mm" svg:height="4.7mm" svg:x="77.23mm" svg:y="5.29mm">
            <loext:p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8" draw:style-name="gr2" draw:text-style-name="P1" svg:width="1.81mm" svg:height="4.7mm" svg:x="38.92mm" svg:y="5.29mm">
            <loext:p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9" draw:style-name="gr2" draw:text-style-name="P1" svg:width="1.3mm" svg:height="4.7mm" svg:x="179.49mm" svg:y="5.29mm">
            <loext:p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draw:text-style-name="P1" svg:width="159.93mm" svg:height="89.85mm" svg:x="231.69mm" svg:y="152.67mm">
            <loext:p draw:notify-on-update-of-ranges="Planilha1.A15:Planilha1.A23 Planilha1.B14:Planilha1.B14 Planilha1.B15:Planilha1.B23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9.99mm" svg:height="89.99mm" svg:x="134.04mm" svg:y="41.54mm">
            <loext:p draw:notify-on-update-of-ranges="Planilha1.D15:Planilha1.D23 Planilha1.E14:Planilha1.E14 Planilha1.E15:Planilha1.E2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Posição</text:p>
          </table:table-cell>
          <table:table-cell table:style-name="ce4" office:value-type="string" calcext:value-type="string">
            <text:p>ΔT</text:p>
          </table:table-cell>
          <table:table-cell table:style-name="ce4" office:value-type="string" calcext:value-type="string">
            <text:p>ΔV</text:p>
          </table:table-cell>
          <table:table-cell table:style-name="ce4" office:value-type="string" calcext:value-type="string">
            <text:p>LN(<text:span text:style-name="T1">ΔVI)</text:span></text:p>
          </table:table-cell>
          <table:table-cell table:style-name="ce4" office:value-type="string" calcext:value-type="string">
            <text:p>Δvf</text:p>
          </table:table-cell>
          <table:table-cell table:style-name="ce4"/>
          <table:table-cell office:value-type="string" calcext:value-type="string">
            <text:p>ln(ΔVf)</text:p>
          </table:table-cell>
          <table:table-cell table:style-name="ce4" office:value-type="string" calcext:value-type="string">
            <text:p>ΔT</text:p>
          </table:table-cell>
          <table:table-cell table:style-name="ce4" office:value-type="string" calcext:value-type="string">
            <text:p>ΔV</text:p>
          </table:table-cell>
          <table:table-cell/>
          <table:table-cell table:style-name="ce4"/>
          <table:table-cell table:style-name="ce4" office:value-type="string" calcext:value-type="string">
            <text:p>LN(<text:span text:style-name="T1">ΔVI)</text:span></text:p>
          </table:table-cell>
          <table:table-cell office:value-type="string" calcext:value-type="string">
            <text:p>ln(ΔVf)</text:p>
          </table:table-cell>
          <table:table-cell table:style-name="ce4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time" office:time-value="PT00H00M04S" calcext:value-type="time">
            <text:p>00:00:04</text:p>
          </table:table-cell>
          <table:table-cell office:value-type="float" office:value="9" calcext:value-type="float">
            <text:p>9</text:p>
          </table:table-cell>
          <table:table-cell table:formula="of:=LN([.C2])" office:value-type="float" office:value="2.19722457733622" calcext:value-type="float">
            <text:p>2,1972245773</text:p>
          </table:table-cell>
          <table:table-cell table:formula="of:=(([.F2])/0.00022*350)+LN([.C2])" office:value-type="float" office:value="6363638.56086094" calcext:value-type="float">
            <text:p>6363638,56086094</text:p>
          </table:table-cell>
          <table:table-cell table:formula="of:=SECOND([.B2])+(60*MINUTE([.B2]))" office:value-type="float" office:value="4" calcext:value-type="float">
            <text:p>4</text:p>
          </table:table-cell>
          <table:table-cell table:formula="of:=LN([.E2])" office:value-type="float" office:value="15.6661108724934" calcext:value-type="float">
            <text:p>15,6661108725</text:p>
          </table:table-cell>
          <table:table-cell table:style-name="ce5" office:value-type="time" office:time-value="PT00H00M10S" calcext:value-type="time">
            <text:p>00:00:10</text:p>
          </table:table-cell>
          <table:table-cell office:value-type="float" office:value="9" calcext:value-type="float">
            <text:p>9</text:p>
          </table:table-cell>
          <table:table-cell table:formula="of:=(([.K2])/0.00022*350)+LN([.I2])" office:value-type="float" office:value="15909093.1063155" calcext:value-type="float">
            <text:p>15909093,1063155</text:p>
          </table:table-cell>
          <table:table-cell table:style-name="ce14" table:formula="of:=SECOND([.H2])+(60*MINUTE([.H2]))" office:value-type="float" office:value="10" calcext:value-type="float">
            <text:p>10</text:p>
          </table:table-cell>
          <table:table-cell table:style-name="ce17" table:formula="of:=LN([.I2])" office:value-type="float" office:value="2.19722457733622" calcext:value-type="float">
            <text:p>2,1972245773</text:p>
          </table:table-cell>
          <table:table-cell table:formula="of:=LN([.J2])" office:value-type="float" office:value="16.5824013972007" calcext:value-type="float">
            <text:p>16,5824013972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time" office:time-value="PT00H00M10S" calcext:value-type="time">
            <text:p>00:00:10</text:p>
          </table:table-cell>
          <table:table-cell office:value-type="float" office:value="8" calcext:value-type="float">
            <text:p>8</text:p>
          </table:table-cell>
          <table:table-cell table:formula="of:=LN([.C3])" office:value-type="float" office:value="2.07944154167984" calcext:value-type="float">
            <text:p>2,0794415417</text:p>
          </table:table-cell>
          <table:table-cell table:formula="of:=(([.F3])/0.00022*350)+LN([.C3])" office:value-type="float" office:value="15909092.9885325" calcext:value-type="float">
            <text:p>15909092,9885325</text:p>
          </table:table-cell>
          <table:table-cell table:formula="of:=SECOND([.B3])+(60*MINUTE([.B3]))" office:value-type="float" office:value="10" calcext:value-type="float">
            <text:p>10</text:p>
          </table:table-cell>
          <table:table-cell table:formula="of:=LN([.E3])" office:value-type="float" office:value="16.5824013897972" calcext:value-type="float">
            <text:p>16,5824013898</text:p>
          </table:table-cell>
          <table:table-cell table:style-name="ce5" office:value-type="time" office:time-value="PT00H00M22S" calcext:value-type="time">
            <text:p>00:00:22</text:p>
          </table:table-cell>
          <table:table-cell office:value-type="float" office:value="8" calcext:value-type="float">
            <text:p>8</text:p>
          </table:table-cell>
          <table:table-cell table:formula="of:=(([.K3])/0.00022*350)+LN([.I3])" office:value-type="float" office:value="35000002.0794415" calcext:value-type="float">
            <text:p>35000002,0794415</text:p>
          </table:table-cell>
          <table:table-cell table:style-name="ce14" table:formula="of:=SECOND([.H3])+(60*MINUTE([.H3]))" office:value-type="float" office:value="22" calcext:value-type="float">
            <text:p>22</text:p>
          </table:table-cell>
          <table:table-cell table:style-name="ce17" table:formula="of:=LN([.I3])" office:value-type="float" office:value="2.07944154167984" calcext:value-type="float">
            <text:p>2,0794415417</text:p>
          </table:table-cell>
          <table:table-cell table:formula="of:=LN([.J3])" office:value-type="float" office:value="17.3708586788663" calcext:value-type="float">
            <text:p>17,3708586789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time" office:time-value="PT00H00M16S" calcext:value-type="time">
            <text:p>00:00:16</text:p>
          </table:table-cell>
          <table:table-cell office:value-type="float" office:value="7" calcext:value-type="float">
            <text:p>7</text:p>
          </table:table-cell>
          <table:table-cell table:formula="of:=LN([.C4])" office:value-type="float" office:value="1.94591014905531" calcext:value-type="float">
            <text:p>1,9459101491</text:p>
          </table:table-cell>
          <table:table-cell table:formula="of:=(([.F4])/0.00022*350)+LN([.C4])" office:value-type="float" office:value="25454547.4004556" calcext:value-type="float">
            <text:p>25454547,4004556</text:p>
          </table:table-cell>
          <table:table-cell table:formula="of:=SECOND([.B4])+(60*MINUTE([.B4]))" office:value-type="float" office:value="16" calcext:value-type="float">
            <text:p>16</text:p>
          </table:table-cell>
          <table:table-cell table:formula="of:=LN([.E4])" office:value-type="float" office:value="17.0524049647816" calcext:value-type="float">
            <text:p>17,0524049648</text:p>
          </table:table-cell>
          <table:table-cell table:style-name="ce5" office:value-type="time" office:time-value="PT00H00M37S" calcext:value-type="time">
            <text:p>00:00:37</text:p>
          </table:table-cell>
          <table:table-cell office:value-type="float" office:value="7" calcext:value-type="float">
            <text:p>7</text:p>
          </table:table-cell>
          <table:table-cell table:formula="of:=(([.K4])/0.00022*350)+LN([.I4])" office:value-type="float" office:value="58863638.3095465" calcext:value-type="float">
            <text:p>58863638,3095465</text:p>
          </table:table-cell>
          <table:table-cell table:style-name="ce14" table:formula="of:=SECOND([.H4])+(60*MINUTE([.H4]))" office:value-type="float" office:value="37" calcext:value-type="float">
            <text:p>37</text:p>
          </table:table-cell>
          <table:table-cell table:style-name="ce17" table:formula="of:=LN([.I4])" office:value-type="float" office:value="1.94591014905531" calcext:value-type="float">
            <text:p>1,9459101491</text:p>
          </table:table-cell>
          <table:table-cell table:formula="of:=LN([.J4])" office:value-type="float" office:value="17.8907341117975" calcext:value-type="float">
            <text:p>17,8907341118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time" office:time-value="PT00H00M23S" calcext:value-type="time">
            <text:p>00:00:23</text:p>
          </table:table-cell>
          <table:table-cell office:value-type="float" office:value="6" calcext:value-type="float">
            <text:p>6</text:p>
          </table:table-cell>
          <table:table-cell table:formula="of:=LN([.C5])" office:value-type="float" office:value="1.79175946922806" calcext:value-type="float">
            <text:p>1,7917594692</text:p>
          </table:table-cell>
          <table:table-cell table:formula="of:=(([.F5])/0.00022*350)+LN([.C5])" office:value-type="float" office:value="36590910.8826686" calcext:value-type="float">
            <text:p>36590910,8826686</text:p>
          </table:table-cell>
          <table:table-cell table:formula="of:=SECOND([.B5])+(60*MINUTE([.B5]))" office:value-type="float" office:value="23" calcext:value-type="float">
            <text:p>23</text:p>
          </table:table-cell>
          <table:table-cell table:formula="of:=LN([.E5])" office:value-type="float" office:value="17.4153104309919" calcext:value-type="float">
            <text:p>17,415310431</text:p>
          </table:table-cell>
          <table:table-cell table:style-name="ce5" office:value-type="time" office:time-value="PT00H00M53S" calcext:value-type="time">
            <text:p>00:00:53</text:p>
          </table:table-cell>
          <table:table-cell office:value-type="float" office:value="6" calcext:value-type="float">
            <text:p>6</text:p>
          </table:table-cell>
          <table:table-cell table:formula="of:=(([.K5])/0.00022*350)+LN([.I5])" office:value-type="float" office:value="84318183.6099413" calcext:value-type="float">
            <text:p>84318183,6099413</text:p>
          </table:table-cell>
          <table:table-cell table:style-name="ce14" table:formula="of:=SECOND([.H5])+(60*MINUTE([.H5]))" office:value-type="float" office:value="53" calcext:value-type="float">
            <text:p>53</text:p>
          </table:table-cell>
          <table:table-cell table:style-name="ce17" table:formula="of:=LN([.I5])" office:value-type="float" office:value="1.79175946922806" calcext:value-type="float">
            <text:p>1,7917594692</text:p>
          </table:table-cell>
          <table:table-cell table:formula="of:=LN([.J5])" office:value-type="float" office:value="18.2501081008975" calcext:value-type="float">
            <text:p>18,2501081009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time" office:time-value="PT00H00M32S" calcext:value-type="time">
            <text:p>00:00:32</text:p>
          </table:table-cell>
          <table:table-cell office:value-type="float" office:value="5" calcext:value-type="float">
            <text:p>5</text:p>
          </table:table-cell>
          <table:table-cell table:formula="of:=LN([.C6])" office:value-type="float" office:value="1.6094379124341" calcext:value-type="float">
            <text:p>1,6094379124</text:p>
          </table:table-cell>
          <table:table-cell table:formula="of:=(([.F6])/0.00022*350)+LN([.C6])" office:value-type="float" office:value="50909092.5185288" calcext:value-type="float">
            <text:p>50909092,5185288</text:p>
          </table:table-cell>
          <table:table-cell table:formula="of:=SECOND([.B6])+(60*MINUTE([.B6]))" office:value-type="float" office:value="32" calcext:value-type="float">
            <text:p>32</text:p>
          </table:table-cell>
          <table:table-cell table:formula="of:=LN([.E6])" office:value-type="float" office:value="17.7455521005091" calcext:value-type="float">
            <text:p>17,7455521005</text:p>
          </table:table-cell>
          <table:table-cell table:style-name="ce5" office:value-type="time" office:time-value="PT00H01M14S" calcext:value-type="time">
            <text:p>00:01:14</text:p>
          </table:table-cell>
          <table:table-cell office:value-type="float" office:value="5" calcext:value-type="float">
            <text:p>5</text:p>
          </table:table-cell>
          <table:table-cell table:formula="of:=(([.K6])/0.00022*350)+LN([.I6])" office:value-type="float" office:value="117727274.336711" calcext:value-type="float">
            <text:p>117727274,336711</text:p>
          </table:table-cell>
          <table:table-cell table:style-name="ce14" table:formula="of:=SECOND([.H6])+(60*MINUTE([.H6]))" office:value-type="float" office:value="74" calcext:value-type="float">
            <text:p>74</text:p>
          </table:table-cell>
          <table:table-cell table:style-name="ce17" table:formula="of:=LN([.I6])" office:value-type="float" office:value="1.6094379124341" calcext:value-type="float">
            <text:p>1,6094379124</text:p>
          </table:table-cell>
          <table:table-cell table:formula="of:=LN([.J6])" office:value-type="float" office:value="18.5838812729704" calcext:value-type="float">
            <text:p>18,583881273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time" office:time-value="PT00H00M43S" calcext:value-type="time">
            <text:p>00:00:43</text:p>
          </table:table-cell>
          <table:table-cell office:value-type="float" office:value="4" calcext:value-type="float">
            <text:p>4</text:p>
          </table:table-cell>
          <table:table-cell table:formula="of:=LN([.C7])" office:value-type="float" office:value="1.38629436111989" calcext:value-type="float">
            <text:p>1,3862943611</text:p>
          </table:table-cell>
          <table:table-cell table:formula="of:=(([.F7])/0.00022*350)+LN([.C7])" office:value-type="float" office:value="68409092.2953853" calcext:value-type="float">
            <text:p>68409092,2953853</text:p>
          </table:table-cell>
          <table:table-cell table:formula="of:=SECOND([.B7])+(60*MINUTE([.B7]))" office:value-type="float" office:value="43" calcext:value-type="float">
            <text:p>43</text:p>
          </table:table-cell>
          <table:table-cell table:formula="of:=LN([.E7])" office:value-type="float" office:value="18.0410163020537" calcext:value-type="float">
            <text:p>18,0410163021</text:p>
          </table:table-cell>
          <table:table-cell table:style-name="ce5" office:value-type="time" office:time-value="PT00H01M38S" calcext:value-type="time">
            <text:p>00:01:38</text:p>
          </table:table-cell>
          <table:table-cell office:value-type="float" office:value="4" calcext:value-type="float">
            <text:p>4</text:p>
          </table:table-cell>
          <table:table-cell table:formula="of:=(([.K7])/0.00022*350)+LN([.I7])" office:value-type="float" office:value="155909092.295385" calcext:value-type="float">
            <text:p>155909092,295385</text:p>
          </table:table-cell>
          <table:table-cell table:style-name="ce14" table:formula="of:=SECOND([.H7])+(60*MINUTE([.H7]))" office:value-type="float" office:value="98" calcext:value-type="float">
            <text:p>98</text:p>
          </table:table-cell>
          <table:table-cell table:style-name="ce17" table:formula="of:=LN([.I7])" office:value-type="float" office:value="1.38629436111989" calcext:value-type="float">
            <text:p>1,3862943611</text:p>
          </table:table-cell>
          <table:table-cell table:formula="of:=LN([.J7])" office:value-type="float" office:value="18.8647836536576" calcext:value-type="float">
            <text:p>18,8647836537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time" office:time-value="PT00H00M57S" calcext:value-type="time">
            <text:p>00:00:57</text:p>
          </table:table-cell>
          <table:table-cell office:value-type="float" office:value="3" calcext:value-type="float">
            <text:p>3</text:p>
          </table:table-cell>
          <table:table-cell table:formula="of:=LN([.C8])" office:value-type="float" office:value="1.09861228866811" calcext:value-type="float">
            <text:p>1,0986122887</text:p>
          </table:table-cell>
          <table:table-cell table:formula="of:=(([.F8])/0.00022*350)+LN([.C8])" office:value-type="float" office:value="90681819.2804305" calcext:value-type="float">
            <text:p>90681819,2804305</text:p>
          </table:table-cell>
          <table:table-cell table:formula="of:=SECOND([.B8])+(60*MINUTE([.B8]))" office:value-type="float" office:value="57" calcext:value-type="float">
            <text:p>57</text:p>
          </table:table-cell>
          <table:table-cell table:formula="of:=LN([.E8])" office:value-type="float" office:value="18.3228674460449" calcext:value-type="float">
            <text:p>18,322867446</text:p>
          </table:table-cell>
          <table:table-cell table:style-name="ce16" office:value-type="time" office:time-value="PT00H02M07S" calcext:value-type="time">
            <text:p>00:02:07</text:p>
          </table:table-cell>
          <table:table-cell office:value-type="float" office:value="3" calcext:value-type="float">
            <text:p>3</text:p>
          </table:table-cell>
          <table:table-cell table:formula="of:=(([.K8])/0.00022*350)+LN([.I8])" office:value-type="float" office:value="202045455.644067" calcext:value-type="float">
            <text:p>202045455,644067</text:p>
          </table:table-cell>
          <table:table-cell table:style-name="ce14" table:formula="of:=SECOND([.H8])+(60*MINUTE([.H8]))" office:value-type="float" office:value="127" calcext:value-type="float">
            <text:p>127</text:p>
          </table:table-cell>
          <table:table-cell table:style-name="ce17" table:formula="of:=LN([.I8])" office:value-type="float" office:value="1.09861228866811" calcext:value-type="float">
            <text:p>1,0986122887</text:p>
          </table:table-cell>
          <table:table-cell table:formula="of:=LN([.J8])" office:value-type="float" office:value="19.1240032579914" calcext:value-type="float">
            <text:p>19,124003258</text:p>
          </table:table-cell>
          <table:table-cell table:style-name="ce14"/>
          <table:table-cell table:style-name="ce21"/>
          <table:table-cell table:style-name="ce14"/>
          <table:table-cell table:style-name="ce22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time" office:time-value="PT00H01M15S" calcext:value-type="time">
            <text:p>00:01:15</text:p>
          </table:table-cell>
          <table:table-cell office:value-type="float" office:value="2" calcext:value-type="float">
            <text:p>2</text:p>
          </table:table-cell>
          <table:table-cell table:formula="of:=LN([.C9])" office:value-type="float" office:value="0.693147180559945" calcext:value-type="float">
            <text:p>0,6931471806</text:p>
          </table:table-cell>
          <table:table-cell table:formula="of:=(([.F9])/0.00022*350)+LN([.C9])" office:value-type="float" office:value="119318182.511329" calcext:value-type="float">
            <text:p>119318182,511329</text:p>
          </table:table-cell>
          <table:table-cell table:formula="of:=SECOND([.B9])+(60*MINUTE([.B9]))" office:value-type="float" office:value="75" calcext:value-type="float">
            <text:p>75</text:p>
          </table:table-cell>
          <table:table-cell table:formula="of:=LN([.E9])" office:value-type="float" office:value="18.5973042854409" calcext:value-type="float">
            <text:p>18,5973042854</text:p>
          </table:table-cell>
          <table:table-cell table:style-name="ce5" office:value-type="time" office:time-value="PT00H02M54S" calcext:value-type="time">
            <text:p>00:02:54</text:p>
          </table:table-cell>
          <table:table-cell office:value-type="float" office:value="2" calcext:value-type="float">
            <text:p>2</text:p>
          </table:table-cell>
          <table:table-cell table:formula="of:=(([.K9])/0.00022*350)+LN([.I9])" office:value-type="float" office:value="276818182.511329" calcext:value-type="float">
            <text:p>276818182,511329</text:p>
          </table:table-cell>
          <table:table-cell table:style-name="ce14" table:formula="of:=SECOND([.H9])+(60*MINUTE([.H9]))" office:value-type="float" office:value="174" calcext:value-type="float">
            <text:p>174</text:p>
          </table:table-cell>
          <table:table-cell table:style-name="ce17" table:formula="of:=LN([.I9])" office:value-type="float" office:value="0.693147180559945" calcext:value-type="float">
            <text:p>0,6931471806</text:p>
          </table:table-cell>
          <table:table-cell table:formula="of:=LN([.J9])" office:value-type="float" office:value="19.4388714678139" calcext:value-type="float">
            <text:p>19,4388714678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time" office:time-value="PT00H01M46S" calcext:value-type="time">
            <text:p>00:01:46</text:p>
          </table:table-cell>
          <table:table-cell office:value-type="float" office:value="1" calcext:value-type="float">
            <text:p>1</text:p>
          </table:table-cell>
          <table:table-cell table:formula="of:=LN([.C10])" office:value-type="float" office:value="0" calcext:value-type="float">
            <text:p>0</text:p>
          </table:table-cell>
          <table:table-cell table:formula="of:=(([.F10])/0.00022*350)+LN([.C10])" office:value-type="float" office:value="168636363.636364" calcext:value-type="float">
            <text:p>168636363,636364</text:p>
          </table:table-cell>
          <table:table-cell table:formula="of:=SECOND([.B10])+(60*MINUTE([.B10]))" office:value-type="float" office:value="106" calcext:value-type="float">
            <text:p>106</text:p>
          </table:table-cell>
          <table:table-cell table:formula="of:=LN([.E10])" office:value-type="float" office:value="18.9432552602074" calcext:value-type="float">
            <text:p>18,9432552602</text:p>
          </table:table-cell>
          <table:table-cell table:style-name="ce5" office:value-type="time" office:time-value="PT00H04M59S" calcext:value-type="time">
            <text:p>00:04:59</text:p>
          </table:table-cell>
          <table:table-cell office:value-type="float" office:value="1" calcext:value-type="float">
            <text:p>1</text:p>
          </table:table-cell>
          <table:table-cell table:formula="of:=(([.K10])/0.00022*350)+LN([.I10])" office:value-type="float" office:value="475681818.181818" calcext:value-type="float">
            <text:p>475681818,181818</text:p>
          </table:table-cell>
          <table:table-cell table:style-name="ce14" table:formula="of:=SECOND([.H10])+(60*MINUTE([.H10]))" office:value-type="float" office:value="299" calcext:value-type="float">
            <text:p>299</text:p>
          </table:table-cell>
          <table:table-cell table:style-name="ce17" table:formula="of:=LN([.I10])" office:value-type="float" office:value="0" calcext:value-type="float">
            <text:p>0</text:p>
          </table:table-cell>
          <table:table-cell table:formula="of:=LN([.J10])" office:value-type="float" office:value="19.9802597394861" calcext:value-type="float">
            <text:p>19,9802597395</text:p>
          </table:table-cell>
          <table:table-cell table:style-name="ce14" table:number-columns-repeated="3"/>
          <table:table-cell table:style-name="ce22"/>
          <table:table-cell/>
        </table:table-row>
        <table:table-row table:style-name="ro1">
          <table:table-cell/>
          <table:table-cell table:style-name="ce6"/>
          <table:table-cell table:style-name="ce10" table:number-columns-repeated="3"/>
          <table:table-cell table:style-name="ce14"/>
          <table:table-cell/>
          <table:table-cell table:style-name="ce6"/>
          <table:table-cell table:style-name="ce10"/>
          <table:table-cell/>
          <table:table-cell table:style-name="ce14" table:number-columns-repeated="2"/>
          <table:table-cell/>
          <table:table-cell table:style-name="ce10" table:number-columns-repeated="2"/>
          <table:table-cell table:style-name="ce14"/>
          <table:table-cell table:style-name="ce22"/>
          <table:table-cell/>
        </table:table-row>
        <table:table-row table:style-name="ro1">
          <table:table-cell table:number-columns-repeated="2"/>
          <table:table-cell table:style-name="ce5" table:number-columns-repeated="2"/>
          <table:table-cell table:style-name="ce14"/>
          <table:table-cell table:number-columns-repeated="4"/>
          <table:table-cell table:style-name="ce14"/>
          <table:table-cell table:number-columns-repeated="5"/>
          <table:table-cell table:style-name="ce14"/>
          <table:table-cell table:number-columns-repeated="2"/>
        </table:table-row>
        <table:table-row table:style-name="ro2">
          <table:table-cell table:number-columns-repeated="18"/>
        </table:table-row>
        <table:table-row table:style-name="ro2">
          <table:table-cell office:value-type="string" calcext:value-type="string">
            <text:p>ln(ΔVf)</text:p>
          </table:table-cell>
          <table:table-cell office:value-type="string" calcext:value-type="string">
            <text:p>ln(ΔVi)</text:p>
          </table:table-cell>
          <table:table-cell/>
          <table:table-cell office:value-type="string" calcext:value-type="string">
            <text:p>ln(ΔVf)</text:p>
          </table:table-cell>
          <table:table-cell office:value-type="string" calcext:value-type="string">
            <text:p>ln(ΔVi)</text:p>
          </table:table-cell>
          <table:table-cell table:number-columns-repeated="13"/>
        </table:table-row>
        <table:table-row table:style-name="ro2">
          <table:table-cell table:formula="of:=LN([.E2])" office:value-type="float" office:value="15.6661108724934" calcext:value-type="float">
            <text:p>15,6661108725</text:p>
          </table:table-cell>
          <table:table-cell table:formula="of:=LN([.C2])" office:value-type="float" office:value="2.19722457733622" calcext:value-type="float">
            <text:p>2,1972245773</text:p>
          </table:table-cell>
          <table:table-cell/>
          <table:table-cell table:formula="of:=LN([.J2])" office:value-type="float" office:value="16.5824013972007" calcext:value-type="float">
            <text:p>16,5824013972</text:p>
          </table:table-cell>
          <table:table-cell table:formula="of:=LN([.F2])" office:value-type="float" office:value="1.38629436111989" calcext:value-type="float">
            <text:p>1,3862943611</text:p>
          </table:table-cell>
          <table:table-cell table:number-columns-repeated="13"/>
        </table:table-row>
        <table:table-row table:style-name="ro2">
          <table:table-cell table:formula="of:=LN([.E3])" office:value-type="float" office:value="16.5824013897972" calcext:value-type="float">
            <text:p>16,5824013898</text:p>
          </table:table-cell>
          <table:table-cell table:formula="of:=LN([.C3])" office:value-type="float" office:value="2.07944154167984" calcext:value-type="float">
            <text:p>2,0794415417</text:p>
          </table:table-cell>
          <table:table-cell/>
          <table:table-cell table:formula="of:=LN([.J3])" office:value-type="float" office:value="17.3708586788663" calcext:value-type="float">
            <text:p>17,3708586789</text:p>
          </table:table-cell>
          <table:table-cell table:formula="of:=LN([.F3])" office:value-type="float" office:value="2.30258509299405" calcext:value-type="float">
            <text:p>2,302585093</text:p>
          </table:table-cell>
          <table:table-cell table:style-name="ce15"/>
          <table:table-cell table:number-columns-repeated="12"/>
        </table:table-row>
        <table:table-row table:style-name="ro2">
          <table:table-cell table:formula="of:=LN([.E4])" office:value-type="float" office:value="17.0524049647816" calcext:value-type="float">
            <text:p>17,0524049648</text:p>
          </table:table-cell>
          <table:table-cell table:formula="of:=LN([.C4])" office:value-type="float" office:value="1.94591014905531" calcext:value-type="float">
            <text:p>1,9459101491</text:p>
          </table:table-cell>
          <table:table-cell table:style-name="ce11"/>
          <table:table-cell table:formula="of:=LN([.J4])" office:value-type="float" office:value="17.8907341117975" calcext:value-type="float">
            <text:p>17,8907341118</text:p>
          </table:table-cell>
          <table:table-cell table:formula="of:=LN([.F4])" office:value-type="float" office:value="2.77258872223978" calcext:value-type="float">
            <text:p>2,7725887222</text:p>
          </table:table-cell>
          <table:table-cell table:number-columns-repeated="13"/>
        </table:table-row>
        <table:table-row table:style-name="ro2">
          <table:table-cell table:formula="of:=LN([.E5])" office:value-type="float" office:value="17.4153104309919" calcext:value-type="float">
            <text:p>17,415310431</text:p>
          </table:table-cell>
          <table:table-cell table:formula="of:=LN([.C5])" office:value-type="float" office:value="1.79175946922806" calcext:value-type="float">
            <text:p>1,7917594692</text:p>
          </table:table-cell>
          <table:table-cell/>
          <table:table-cell table:formula="of:=LN([.J5])" office:value-type="float" office:value="18.2501081008975" calcext:value-type="float">
            <text:p>18,2501081009</text:p>
          </table:table-cell>
          <table:table-cell table:formula="of:=LN([.F5])" office:value-type="float" office:value="3.13549421592915" calcext:value-type="float">
            <text:p>3,1354942159</text:p>
          </table:table-cell>
          <table:table-cell table:number-columns-repeated="13"/>
        </table:table-row>
        <table:table-row table:style-name="ro1">
          <table:table-cell table:formula="of:=LN([.E6])" office:value-type="float" office:value="17.7455521005091" calcext:value-type="float">
            <text:p>17,7455521005</text:p>
          </table:table-cell>
          <table:table-cell table:formula="of:=LN([.C6])" office:value-type="float" office:value="1.6094379124341" calcext:value-type="float">
            <text:p>1,6094379124</text:p>
          </table:table-cell>
          <table:table-cell/>
          <table:table-cell table:formula="of:=LN([.J6])" office:value-type="float" office:value="18.5838812729704" calcext:value-type="float">
            <text:p>18,583881273</text:p>
          </table:table-cell>
          <table:table-cell table:formula="of:=LN([.F6])" office:value-type="float" office:value="3.46573590279973" calcext:value-type="float">
            <text:p>3,4657359028</text:p>
          </table:table-cell>
          <table:table-cell table:style-name="ce5"/>
          <table:table-cell table:number-columns-repeated="12"/>
        </table:table-row>
        <table:table-row table:style-name="ro2">
          <table:table-cell table:formula="of:=LN([.E7])" office:value-type="float" office:value="18.0410163020537" calcext:value-type="float">
            <text:p>18,0410163021</text:p>
          </table:table-cell>
          <table:table-cell table:formula="of:=LN([.C7])" office:value-type="float" office:value="1.38629436111989" calcext:value-type="float">
            <text:p>1,3862943611</text:p>
          </table:table-cell>
          <table:table-cell table:style-name="ce12"/>
          <table:table-cell table:formula="of:=LN([.J7])" office:value-type="float" office:value="18.8647836536576" calcext:value-type="float">
            <text:p>18,8647836537</text:p>
          </table:table-cell>
          <table:table-cell table:formula="of:=LN([.F7])" office:value-type="float" office:value="3.76120011569356" calcext:value-type="float">
            <text:p>3,7612001157</text:p>
          </table:table-cell>
          <table:table-cell table:number-columns-repeated="2"/>
          <table:table-cell table:style-name="ce15"/>
          <table:table-cell table:number-columns-repeated="10"/>
        </table:table-row>
        <table:table-row table:style-name="ro2">
          <table:table-cell table:formula="of:=LN([.E8])" office:value-type="float" office:value="18.3228674460449" calcext:value-type="float">
            <text:p>18,322867446</text:p>
          </table:table-cell>
          <table:table-cell table:formula="of:=LN([.C8])" office:value-type="float" office:value="1.09861228866811" calcext:value-type="float">
            <text:p>1,0986122887</text:p>
          </table:table-cell>
          <table:table-cell table:style-name="ce13"/>
          <table:table-cell table:formula="of:=LN([.J8])" office:value-type="float" office:value="19.1240032579914" calcext:value-type="float">
            <text:p>19,124003258</text:p>
          </table:table-cell>
          <table:table-cell table:formula="of:=LN([.F8])" office:value-type="float" office:value="4.04305126783455" calcext:value-type="float">
            <text:p>4,0430512678</text:p>
          </table:table-cell>
          <table:table-cell table:number-columns-repeated="13"/>
        </table:table-row>
        <table:table-row table:style-name="ro2">
          <table:table-cell table:formula="of:=LN([.E9])" office:value-type="float" office:value="18.5973042854409" calcext:value-type="float">
            <text:p>18,5973042854</text:p>
          </table:table-cell>
          <table:table-cell table:formula="of:=LN([.C9])" office:value-type="float" office:value="0.693147180559945" calcext:value-type="float">
            <text:p>0,6931471806</text:p>
          </table:table-cell>
          <table:table-cell/>
          <table:table-cell table:formula="of:=LN([.J9])" office:value-type="float" office:value="19.4388714678139" calcext:value-type="float">
            <text:p>19,4388714678</text:p>
          </table:table-cell>
          <table:table-cell table:formula="of:=LN([.F9])" office:value-type="float" office:value="4.31748811353631" calcext:value-type="float">
            <text:p>4,3174881135</text:p>
          </table:table-cell>
          <table:table-cell table:number-columns-repeated="5"/>
          <table:table-cell office:value-type="string" calcext:value-type="string">
            <text:p>ln(ΔVi)</text:p>
          </table:table-cell>
          <table:table-cell/>
          <table:table-cell office:value-type="string" calcext:value-type="string">
            <text:p>ln(ΔVf)</text:p>
          </table:table-cell>
          <table:table-cell table:number-columns-repeated="5"/>
        </table:table-row>
        <table:table-row table:style-name="ro2">
          <table:table-cell table:formula="of:=LN([.E10])" office:value-type="float" office:value="18.9432552602074" calcext:value-type="float">
            <text:p>18,9432552602</text:p>
          </table:table-cell>
          <table:table-cell table:formula="of:=LN([.C10])" office:value-type="float" office:value="0" calcext:value-type="float">
            <text:p>0</text:p>
          </table:table-cell>
          <table:table-cell/>
          <table:table-cell table:formula="of:=LN([.J10])" office:value-type="float" office:value="19.9802597394861" calcext:value-type="float">
            <text:p>19,9802597395</text:p>
          </table:table-cell>
          <table:table-cell table:formula="of:=LN([.F10])" office:value-type="float" office:value="4.66343909411207" calcext:value-type="float">
            <text:p>4,6634390941</text:p>
          </table:table-cell>
          <table:table-cell table:number-columns-repeated="5"/>
          <table:table-cell table:formula="of:=LN(8)" office:value-type="float" office:value="2.07944154167984" calcext:value-type="float">
            <text:p>2,0794415417</text:p>
          </table:table-cell>
          <table:table-cell/>
          <table:table-cell table:formula="of:=EXP(58.311)*8" office:value-type="float" office:value="1.68746790417353E+026" calcext:value-type="float">
            <text:p>1,68746790417353E+026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4"/>
          <table:table-cell office:value-type="float" office:value="2" calcext:value-type="float">
            <text:p>2</text:p>
          </table:table-cell>
          <table:table-cell table:formula="of:=LN(8)" office:value-type="float" office:value="2.07944154167984" calcext:value-type="float">
            <text:p>2,0794415417</text:p>
          </table:table-cell>
          <table:table-cell/>
          <table:table-cell table:formula="of:=EXP(43.08)*8" office:value-type="float" office:value="4.09728588318088E+019" calcext:value-type="float">
            <text:p>4,09728588318088E+019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5"/>
          <table:table-cell table:number-columns-repeated="13"/>
        </table:table-row>
        <table:table-row table:style-name="ro2" table:number-rows-repeated="17">
          <table:table-cell table:number-columns-repeated="18"/>
        </table:table-row>
        <table:table-row table:style-name="ro1">
          <table:table-cell table:style-name="ce1"/>
          <table:table-cell table:style-name="ce7" table:number-columns-repeated="11"/>
          <table:table-cell table:style-name="ce18"/>
          <table:table-cell table:number-columns-repeated="5"/>
        </table:table-row>
        <table:table-row table:style-name="ro1">
          <table:table-cell table:style-name="ce2"/>
          <table:table-cell table:style-name="ce1" table:number-columns-repeated="11"/>
          <table:table-cell table:style-name="ce19"/>
          <table:table-cell table:style-name="ce1" table:number-columns-repeated="4"/>
          <table:table-cell table:style-name="ce19"/>
        </table:table-row>
        <table:table-row table:style-name="ro1">
          <table:table-cell table:style-name="ce2"/>
          <table:table-cell table:style-name="ce8" table:number-columns-repeated="11"/>
          <table:table-cell table:style-name="ce20"/>
          <table:table-cell table:style-name="ce8" table:number-columns-repeated="4"/>
          <table:table-cell table:style-name="ce20"/>
        </table:table-row>
        <table:table-row table:style-name="ro2" table:number-rows-repeated="2">
          <table:table-cell table:number-columns-repeated="18"/>
        </table:table-row>
        <table:table-row table:style-name="ro1">
          <table:table-cell table:style-name="ce3"/>
          <table:table-cell table:style-name="ce9" table:number-columns-repeated="3"/>
          <table:table-cell table:number-columns-repeated="14"/>
        </table:table-row>
      </table:table>
      <table:table table:name="Planilha2" table:style-name="ta1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8">00/00/0000</text:date>, <text:time style:data-style-name="N2" text:time-value="14:30:50.042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3T11:14:41.898000000</meta:creation-date>
    <dc:date>2016-10-28T14:53:09.510000000</dc:date>
    <meta:editing-duration>PT2H23M3S</meta:editing-duration>
    <meta:editing-cycles>9</meta:editing-cycles>
    <meta:generator>LibreOffice/5.0.6.3$Windows_x86 LibreOffice_project/490fc03b25318460cfc54456516ea2519c11d1aa</meta:generator>
    <meta:document-statistic meta:table-count="2" meta:cell-count="174" meta:object-count="12"/>
  </office:meta>
</office:document-meta>
</file>

<file path=Object 1/content.xml><?xml version="1.0" encoding="utf-8"?>
<math xmlns="http://www.w3.org/1998/Math/MathML" display="block"/>
</file>

<file path=Object 10/content.xml><?xml version="1.0" encoding="utf-8"?>
<math xmlns="http://www.w3.org/1998/Math/MathML" display="block"/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4cm" svg:height="8.986cm" xlink:href=".." xlink:type="simple" chart:class="chart:scatter" chart:style-name="ch1">
        <chart:legend chart:legend-position="end" svg:x="13.618cm" svg:y="4.194cm" style:legend-expansion="high" chart:style-name="ch2"/>
        <chart:plot-area chart:style-name="ch3" table:cell-range-address="Planilha1.A15:Planilha1.B23 Planilha1.B14:Planilha1.B14" chart:data-source-has-labels="row" svg:x="0.263cm" svg:y="0.205cm" svg:width="12.979cm" svg:height="8.627cm">
          <chartooo:coordinate-region svg:x="0.99cm" svg:y="0.404cm" svg:width="11.92cm" svg:height="7.7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B15:Planilha1.B23" chart:label-cell-address="Planilha1.B14:Planilha1.B14" chart:class="chart:scatter">
            <chart:domain table:cell-range-address="Planilha1.A15:Planilha1.A2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ln(ΔVi)</text:p>
                <draw:g>
                  <svg:desc>Planilha1.B14:Planilha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.6661108724934">
                <text:p>15.6661108724934</text:p>
                <draw:g>
                  <svg:desc>Planilha1.A15:Planilha1.A23</svg:desc>
                </draw:g>
              </table:table-cell>
              <table:table-cell office:value-type="float" office:value="2.19722457733622">
                <text:p>2.19722457733622</text:p>
                <draw:g>
                  <svg:desc>Planilha1.B15:Planilha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.5824013897972">
                <text:p>16.5824013897972</text:p>
              </table:table-cell>
              <table:table-cell office:value-type="float" office:value="2.07944154167984">
                <text:p>2.07944154167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0524049647816">
                <text:p>17.0524049647816</text:p>
              </table:table-cell>
              <table:table-cell office:value-type="float" office:value="1.94591014905531">
                <text:p>1.945910149055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.4153104309919">
                <text:p>17.4153104309919</text:p>
              </table:table-cell>
              <table:table-cell office:value-type="float" office:value="1.79175946922806">
                <text:p>1.791759469228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.7455521005091">
                <text:p>17.7455521005091</text:p>
              </table:table-cell>
              <table:table-cell office:value-type="float" office:value="1.6094379124341">
                <text:p>1.60943791243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0410163020537">
                <text:p>18.0410163020537</text:p>
              </table:table-cell>
              <table:table-cell office:value-type="float" office:value="1.38629436111989">
                <text:p>1.386294361119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.3228674460449">
                <text:p>18.3228674460449</text:p>
              </table:table-cell>
              <table:table-cell office:value-type="float" office:value="1.09861228866811">
                <text:p>1.09861228866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.5973042854409">
                <text:p>18.5973042854409</text:p>
              </table:table-cell>
              <table:table-cell office:value-type="float" office:value="0.693147180559945">
                <text:p>0.6931471805599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9432552602074">
                <text:p>18.943255260207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24cm" svg:y="4.201cm" style:legend-expansion="high" chart:style-name="ch2"/>
        <chart:plot-area chart:style-name="ch3" table:cell-range-address="Planilha1.D15:Planilha1.E23 Planilha1.E14:Planilha1.E14" chart:data-source-has-labels="row" svg:x="0.32cm" svg:y="0.18cm" svg:width="12.984cm" svg:height="8.64cm">
          <chartooo:coordinate-region svg:x="1.047cm" svg:y="0.379cm" svg:width="11.92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Planilha1.E15:Planilha1.E23" chart:label-cell-address="Planilha1.E14:Planilha1.E14" chart:class="chart:scatter">
            <chart:domain table:cell-range-address="Planilha1.D15:Planilha1.D2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ln(ΔVi)</text:p>
                <draw:g>
                  <svg:desc>Planilha1.E14:Planilha1.E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.5824013972007">
                <text:p>16.5824013972007</text:p>
                <draw:g>
                  <svg:desc>Planilha1.D15:Planilha1.D23</svg:desc>
                </draw:g>
              </table:table-cell>
              <table:table-cell office:value-type="float" office:value="1.38629436111989">
                <text:p>1.38629436111989</text:p>
                <draw:g>
                  <svg:desc>Planilha1.E15:Planilha1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3708586788663">
                <text:p>17.3708586788663</text:p>
              </table:table-cell>
              <table:table-cell office:value-type="float" office:value="2.30258509299405">
                <text:p>2.302585092994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.8907341117975">
                <text:p>17.8907341117975</text:p>
              </table:table-cell>
              <table:table-cell office:value-type="float" office:value="2.77258872223978">
                <text:p>2.772588722239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.2501081008975">
                <text:p>18.2501081008975</text:p>
              </table:table-cell>
              <table:table-cell office:value-type="float" office:value="3.13549421592915">
                <text:p>3.135494215929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.5838812729704">
                <text:p>18.5838812729704</text:p>
              </table:table-cell>
              <table:table-cell office:value-type="float" office:value="3.46573590279973">
                <text:p>3.465735902799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.8647836536576">
                <text:p>18.8647836536576</text:p>
              </table:table-cell>
              <table:table-cell office:value-type="float" office:value="3.76120011569356">
                <text:p>3.761200115693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.1240032579914">
                <text:p>19.1240032579914</text:p>
              </table:table-cell>
              <table:table-cell office:value-type="float" office:value="4.04305126783455">
                <text:p>4.043051267834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4388714678139">
                <text:p>19.4388714678139</text:p>
              </table:table-cell>
              <table:table-cell office:value-type="float" office:value="4.31748811353631">
                <text:p>4.317488113536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.9802597394861">
                <text:p>19.9802597394861</text:p>
              </table:table-cell>
              <table:table-cell office:value-type="float" office:value="4.66343909411207">
                <text:p>4.66343909411207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math xmlns="http://www.w3.org/1998/Math/MathML" display="block"/>
</file>

<file path=Object 3/content.xml><?xml version="1.0" encoding="utf-8"?>
<math xmlns="http://www.w3.org/1998/Math/MathML" display="block"/>
</file>

<file path=Object 4/content.xml><?xml version="1.0" encoding="utf-8"?>
<math xmlns="http://www.w3.org/1998/Math/MathML" display="block"/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Planilha1.H2:Planilha1.I10 Planilha1.I1:Planilha1.I1" chart:data-source-has-labels="row" svg:x="0.32cm" svg:y="0.18cm" svg:width="13.54cm" svg:height="8.64cm">
          <chartooo:coordinate-region svg:x="0.982cm" svg:y="0.379cm" svg:width="12.215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I2:Planilha1.I10" chart:label-cell-address="Planilha1.I1:Planilha1.I1" chart:class="chart:scatter">
            <chart:domain table:cell-range-address="Planilha1.H2:Planilha1.H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H</text:p>
              </table:table-cell>
              <table:table-cell office:value-type="string">
                <text:p>ΔV</text:p>
                <draw:g>
                  <svg:desc>Planilha1.I1:Planilha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15740740740741">
                <text:p>0.000115740740740741</text:p>
                <draw:g>
                  <svg:desc>Planilha1.H2:Planilha1.H10</svg:desc>
                </draw:g>
              </table:table-cell>
              <table:table-cell office:value-type="float" office:value="9">
                <text:p>9</text:p>
                <draw:g>
                  <svg:desc>Planilha1.I2:Planilha1.I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5462962962963">
                <text:p>0.0002546296296296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428240740740741">
                <text:p>0.0004282407407407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613425925925926">
                <text:p>0.0006134259259259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856481481481482">
                <text:p>0.0008564814814814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113425925925926">
                <text:p>0.001134259259259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146990740740741">
                <text:p>0.001469907407407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01388888888889">
                <text:p>0.002013888888888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346064814814815">
                <text:p>0.0034606481481481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math xmlns="http://www.w3.org/1998/Math/MathML" display="block"/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41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8cm" svg:y="4.201cm" style:legend-expansion="high" chart:style-name="ch2"/>
        <chart:plot-area chart:style-name="ch3" table:cell-range-address="Planilha1.B2:Planilha1.C10 Planilha1.C1:Planilha1.C1" chart:data-source-has-labels="row" svg:x="0.32cm" svg:y="0.18cm" svg:width="13.54cm" svg:height="8.64cm">
          <chartooo:coordinate-region svg:x="0.982cm" svg:y="0.379cm" svg:width="12.21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Planilha1.C2:Planilha1.C10" chart:label-cell-address="Planilha1.C1:Planilha1.C1" chart:class="chart:scatter">
            <chart:domain table:cell-range-address="Planilha1.B2:Planilha1.B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ΔV</text:p>
                <draw:g>
                  <svg:desc>Planilha1.C1:Planilha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462962962962963">
                <text:p>0.0000462962962962963</text:p>
                <draw:g>
                  <svg:desc>Planilha1.B2:Planilha1.B10</svg:desc>
                </draw:g>
              </table:table-cell>
              <table:table-cell office:value-type="float" office:value="9">
                <text:p>9</text:p>
                <draw:g>
                  <svg:desc>Planilha1.C2:Planilha1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115740740740741">
                <text:p>0.0001157407407407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185185185185185">
                <text:p>0.0001851851851851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266203703703704">
                <text:p>0.0002662037037037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37037037037037">
                <text:p>0.000370370370370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97685185185185">
                <text:p>0.0004976851851851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659722222222222">
                <text:p>0.000659722222222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868055555555556">
                <text:p>0.0008680555555555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122685185185185">
                <text:p>0.0012268518518518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math xmlns="http://www.w3.org/1998/Math/MathML" display="block"/>
</file>

<file path=Object 9/content.xml><?xml version="1.0" encoding="utf-8"?>
<math xmlns="http://www.w3.org/1998/Math/MathML" display="block"/>
</file>